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Times New Roman" svg:font-family="&quot;Times New Roman&quot;"/>
    <style:font-face style:name="Courier New" svg:font-family="&quot;Courier Ne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>
      <style:table-cell-properties style:vertical-align="middle" style:repeat-content="false"/>
      <style:paragraph-properties fo:text-align="center"/>
      <style:text-properties fo:color="#4F81BD" style:font-name="Courier New" style:font-name-asian="Courier New" style:font-name-complex="Courier New" fo:font-weight="bold" style:font-weight-asian="bold" style:font-weight-complex="bold" style:font-family-generic="modern"/>
    </style:style>
    <style:style style:name="ce3" style:family="table-cell" style:parent-style-name="Default" style:data-style-name="N1">
      <style:table-cell-properties style:vertical-align="middle" style:repeat-content="false"/>
      <style:paragraph-properties fo:text-align="center"/>
      <style:text-properties fo:color="#C0504D" style:font-name="Courier New" style:font-name-asian="Courier New" style:font-name-complex="Courier New" fo:font-weight="bold" style:font-weight-asian="bold" style:font-weight-complex="bold" style:font-family-generic="modern"/>
    </style:style>
    <style:style style:name="ce4" style:family="table-cell" style:parent-style-name="Default" style:data-style-name="N1">
      <style:table-cell-properties style:vertical-align="middle" style:repeat-content="false"/>
      <style:paragraph-properties fo:text-align="center"/>
      <style:text-properties fo:color="#9BBB59" style:font-name="Courier New" style:font-name-asian="Courier New" style:font-name-complex="Courier New" fo:font-weight="bold" style:font-weight-asian="bold" style:font-weight-complex="bold" style:font-family-generic="modern"/>
    </style:style>
    <style:style style:name="ce5" style:family="table-cell" style:parent-style-name="Default" style:data-style-name="N1">
      <style:table-cell-properties style:vertical-align="middle" style:repeat-content="false"/>
      <style:paragraph-properties fo:text-align="center"/>
      <style:text-properties fo:color="#8064A2" style:font-name="Courier New" style:font-name-asian="Courier New" style:font-name-complex="Courier New" fo:font-weight="bold" style:font-weight-asian="bold" style:font-weight-complex="bold" style:font-family-generic="modern"/>
    </style:style>
    <style:style style:name="ce6" style:family="table-cell" style:parent-style-name="Default" style:data-style-name="N1">
      <style:table-cell-properties style:vertical-align="middle" style:repeat-content="false"/>
      <style:paragraph-properties fo:text-align="center"/>
      <style:text-properties fo:color="#1F497D" style:font-name="Courier New" style:font-name-asian="Courier New" style:font-name-complex="Courier New" fo:font-weight="bold" style:font-weight-asian="bold" style:font-weight-complex="bold" style:font-family-generic="modern"/>
    </style:style>
    <style:style style:name="ce7" style:family="table-cell" style:parent-style-name="Default" style:data-style-name="N30">
      <style:table-cell-properties style:vertical-align="middle" fo:background-color="#EEECE1" style:repeat-content="false"/>
      <style:paragraph-properties fo:text-align="end" fo:margin-right="0cm"/>
      <style:text-properties fo:color="#1F497D" style:font-name="Arial" style:font-name-asian="Arial" style:font-name-complex="Arial" fo:font-weight="bold" style:font-weight-asian="bold" style:font-weight-complex="bold" style:font-family-generic="roman"/>
    </style:style>
    <style:style style:name="ce8" style:family="table-cell" style:parent-style-name="Default" style:data-style-name="N30">
      <style:table-cell-properties style:vertical-align="middle" fo:background-color="#EEECE1" style:repeat-content="false"/>
      <style:paragraph-properties fo:text-align="end" fo:margin-right="0cm"/>
      <style:text-properties fo:color="#1F497D"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roman"/>
    </style:style>
    <style:style style:name="ce9" style:family="table-cell" style:parent-style-name="Default" style:data-style-name="N30">
      <style:table-cell-properties style:vertical-align="middle" fo:background-color="#C5D9F1" style:repeat-content="false"/>
      <style:paragraph-properties fo:text-align="start" fo:margin-left="0cm"/>
    </style:style>
    <style:style style:name="ce10" style:family="table-cell" style:parent-style-name="Default" style:data-style-name="N30">
      <style:table-cell-properties style:vertical-align="middle" fo:background-color="#F2DCDB" style:repeat-content="false"/>
      <style:paragraph-properties fo:text-align="start" fo:margin-left="0cm"/>
    </style:style>
    <style:style style:name="ce11" style:family="table-cell" style:parent-style-name="Default" style:data-style-name="N30">
      <style:table-cell-properties style:vertical-align="middle" fo:background-color="#EBF1DE" style:repeat-content="false"/>
      <style:paragraph-properties fo:text-align="start" fo:margin-left="0cm"/>
    </style:style>
    <style:style style:name="ce12" style:family="table-cell" style:parent-style-name="Default" style:data-style-name="N30">
      <style:table-cell-properties style:vertical-align="middle" fo:background-color="#E4DFEC" style:repeat-content="false"/>
      <style:paragraph-properties fo:text-align="start" fo:margin-left="0cm"/>
    </style:style>
    <style:style style:name="ce13" style:family="table-cell" style:parent-style-name="Default" style:data-style-name="N30">
      <style:table-cell-properties style:vertical-align="middle" fo:background-color="#4F81BD" style:repeat-content="false"/>
      <style:paragraph-properties fo:text-align="start" fo:margin-left="0cm"/>
      <style:text-properties fo:color="#FFFFFF"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roman"/>
    </style:style>
    <style:style style:name="ce14" style:family="table-cell" style:parent-style-name="Default" style:data-style-name="N30">
      <style:table-cell-properties style:vertical-align="middle" fo:background-color="#4F81BD" style:repeat-content="false"/>
      <style:paragraph-properties fo:text-align="start" fo:margin-left="0cm"/>
      <style:text-properties fo:color="#FFFFFF" style:font-name="Arial" style:font-name-asian="Arial" style:font-name-complex="Arial" fo:font-weight="bold" style:font-weight-asian="bold" style:font-weight-complex="bold" style:font-family-generic="roman"/>
    </style:style>
    <style:style style:name="ce15" style:family="table-cell" style:parent-style-name="Default" style:data-style-name="N30">
      <style:table-cell-properties style:vertical-align="middle" fo:background-color="#C0504D" style:repeat-content="false"/>
      <style:paragraph-properties fo:text-align="start" fo:margin-left="0cm"/>
      <style:text-properties fo:color="#FFFFFF"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roman"/>
    </style:style>
    <style:style style:name="ce16" style:family="table-cell" style:parent-style-name="Default" style:data-style-name="N30">
      <style:table-cell-properties style:vertical-align="middle" fo:background-color="#C0504D" style:repeat-content="false"/>
      <style:paragraph-properties fo:text-align="start" fo:margin-left="0cm"/>
      <style:text-properties fo:color="#FFFFFF" style:font-name="Arial" style:font-name-asian="Arial" style:font-name-complex="Arial" fo:font-weight="bold" style:font-weight-asian="bold" style:font-weight-complex="bold" style:font-family-generic="roman"/>
    </style:style>
    <style:style style:name="ce17" style:family="table-cell" style:parent-style-name="Default" style:data-style-name="N30">
      <style:table-cell-properties style:vertical-align="middle" fo:background-color="#9BBB59" style:repeat-content="false"/>
      <style:paragraph-properties fo:text-align="start" fo:margin-left="0cm"/>
      <style:text-properties fo:color="#FFFFFF"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roman"/>
    </style:style>
    <style:style style:name="ce18" style:family="table-cell" style:parent-style-name="Default" style:data-style-name="N30">
      <style:table-cell-properties style:vertical-align="middle" fo:background-color="#9BBB59" style:repeat-content="false"/>
      <style:paragraph-properties fo:text-align="start" fo:margin-left="0cm"/>
      <style:text-properties fo:color="#FFFFFF" style:font-name="Arial" style:font-name-asian="Arial" style:font-name-complex="Arial" fo:font-weight="bold" style:font-weight-asian="bold" style:font-weight-complex="bold" style:font-family-generic="roman"/>
    </style:style>
    <style:style style:name="ce19" style:family="table-cell" style:parent-style-name="Default" style:data-style-name="N30">
      <style:table-cell-properties style:vertical-align="middle" fo:background-color="#8064A2" style:repeat-content="false"/>
      <style:paragraph-properties fo:text-align="start" fo:margin-left="0cm"/>
      <style:text-properties fo:color="#FFFFFF"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roman"/>
    </style:style>
    <style:style style:name="ce20" style:family="table-cell" style:parent-style-name="Default" style:data-style-name="N30">
      <style:table-cell-properties style:vertical-align="middle" fo:background-color="#8064A2" style:repeat-content="false"/>
      <style:paragraph-properties fo:text-align="start" fo:margin-left="0cm"/>
      <style:text-properties fo:color="#FFFFFF" style:font-name="Arial" style:font-name-asian="Arial" style:font-name-complex="Arial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le" table:style-name="ta1">
        <table:table-column table:style-name="co1" table:number-columns-repeated="16384" table:default-cell-style-name="ce1"/>
        <table:table-row table:style-name="ro1">
          <table:table-cell office:value-type="float" office:value="1" table:formula="msoxl:=1" table:style-name="ce2">
            <text:p>1</text:p>
          </table:table-cell>
          <table:table-cell office:value-type="float" office:value="1" table:formula="msoxl:=1" table:style-name="ce3">
            <text:p>1</text:p>
          </table:table-cell>
          <table:table-cell office:value-type="float" office:value="0" table:formula="msoxl:=0" table:style-name="ce4">
            <text:p>0</text:p>
          </table:table-cell>
          <table:table-cell office:value-type="float" office:value="1" table:formula="msoxl:=1" table:style-name="ce5">
            <text:p>1</text:p>
          </table:table-cell>
          <table:table-cell office:value-type="float" office:value="1" table:formula="msoxl:=1" table:style-name="ce6">
            <text:p>1</text:p>
          </table:table-cell>
          <table:table-cell table:number-columns-repeated="16379"/>
        </table:table-row>
        <table:table-row table:style-name="ro2">
          <table:table-cell office:value-type="string" office:string-value="sheet" table:formula="msoxl:=&quot;sheet&quot;" table:style-name="ce9">
            <text:p>sheet</text:p>
          </table:table-cell>
          <table:table-cell office:value-type="string" office:string-value="ice" table:formula="msoxl:=&quot;ice&quot;" table:style-name="ce10">
            <text:p>ice</text:p>
          </table:table-cell>
          <table:table-cell office:value-type="string" office:string-value="Mary" table:formula="msoxl:=&quot;Mary&quot;" table:style-name="ce11">
            <text:p>Mary</text:p>
          </table:table-cell>
          <table:table-cell office:value-type="string" office:string-value="Google Drive" table:formula="msoxl:=&quot;Google Drive&quot;" table:style-name="ce12">
            <text:p>Google Drive</text:p>
          </table:table-cell>
          <table:table-cell table:number-columns-repeated="16380" table:style-name="ce1"/>
        </table:table-row>
        <table:table-row table:style-name="ro2">
          <table:table-cell office:value-type="string" office:string-value="cellulose" table:formula="msoxl:=&quot;cellulose&quot;" table:style-name="ce9">
            <text:p>cellulose</text:p>
          </table:table-cell>
          <table:table-cell office:value-type="string" office:string-value="Christmas" table:formula="msoxl:=&quot;Christmas&quot;" table:style-name="ce10">
            <text:p>Christmas</text:p>
          </table:table-cell>
          <table:table-cell office:value-type="string" office:string-value="had" table:formula="msoxl:=&quot;had&quot;" table:style-name="ce11">
            <text:p>had</text:p>
          </table:table-cell>
          <table:table-cell office:value-type="string" office:string-value="storm" table:formula="msoxl:=&quot;storm&quot;" table:style-name="ce12">
            <text:p>storm</text:p>
          </table:table-cell>
          <table:table-cell table:number-columns-repeated="16380" table:style-name="ce1"/>
        </table:table-row>
        <table:table-row table:style-name="ro2">
          <table:table-cell office:value-type="string" office:string-value="academia" table:formula="msoxl:=&quot;academia&quot;" table:style-name="ce9">
            <text:p>academia</text:p>
          </table:table-cell>
          <table:table-cell office:value-type="string" office:string-value="flake" table:formula="msoxl:=&quot;flake&quot;" table:style-name="ce10">
            <text:p>flake</text:p>
          </table:table-cell>
          <table:table-cell office:value-type="string" office:string-value="a" table:formula="msoxl:=&quot;a&quot;" table:style-name="ce11">
            <text:p>a</text:p>
          </table:table-cell>
          <table:table-cell office:value-type="string" office:string-value="sky" table:formula="msoxl:=&quot;sky&quot;" table:style-name="ce12">
            <text:p>sky</text:p>
          </table:table-cell>
          <table:table-cell table:number-columns-repeated="16380" table:style-name="ce1"/>
        </table:table-row>
        <table:table-row table:style-name="ro2">
          <table:table-cell office:value-type="string" office:string-value="printer" table:formula="msoxl:=&quot;printer&quot;" table:style-name="ce9">
            <text:p>printer</text:p>
          </table:table-cell>
          <table:table-cell office:value-type="string" office:string-value="mountain top" table:formula="msoxl:=&quot;mountain top&quot;" table:style-name="ce10">
            <text:p>mountain top</text:p>
          </table:table-cell>
          <table:table-cell office:value-type="string" office:string-value="little" table:formula="msoxl:=&quot;little&quot;" table:style-name="ce11">
            <text:p>little</text:p>
          </table:table-cell>
          <table:table-cell office:value-type="string" office:string-value="water" table:formula="msoxl:=&quot;water&quot;" table:style-name="ce12">
            <text:p>water</text:p>
          </table:table-cell>
          <table:table-cell table:number-columns-repeated="16380" table:style-name="ce1"/>
        </table:table-row>
        <table:table-row table:style-name="ro2">
          <table:table-cell office:value-type="string" office:string-value="paper" table:formula="msoxl:=&quot;paper&quot;" table:style-name="ce13">
            <text:p>paper</text:p>
          </table:table-cell>
          <table:table-cell office:value-type="string" office:string-value="snow" table:formula="msoxl:=&quot;snow&quot;" table:style-name="ce15">
            <text:p>snow</text:p>
          </table:table-cell>
          <table:table-cell office:value-type="string" office:string-value="lamb" table:formula="msoxl:=&quot;lamb&quot;" table:style-name="ce17">
            <text:p>lamb</text:p>
          </table:table-cell>
          <table:table-cell office:value-type="string" office:string-value="cloud" table:formula="msoxl:=&quot;cloud&quot;" table:style-name="ce19">
            <text:p>cloud</text:p>
          </table:table-cell>
          <table:table-cell office:value-type="string" office:string-value="white" table:formula="msoxl:=&quot;white&quot;" table:style-name="ce8">
            <text:p>white</text:p>
          </table:table-cell>
          <table:table-cell table:number-columns-repeated="16379"/>
        </table:table-row>
        <table:table-row table:style-name="ro2">
          <table:table-cell office:value-type="string" office:string-value="papers" table:formula="msoxl:=&quot;papers&quot;" table:style-name="ce14">
            <text:p>papers</text:p>
          </table:table-cell>
          <table:table-cell office:value-type="string" office:string-value="snowy" table:formula="msoxl:=&quot;snowy&quot;" table:style-name="ce16">
            <text:p>snowy</text:p>
          </table:table-cell>
          <table:table-cell office:value-type="string" office:string-value="sheep" table:formula="msoxl:=&quot;sheep&quot;" table:style-name="ce18">
            <text:p>sheep</text:p>
          </table:table-cell>
          <table:table-cell office:value-type="string" office:string-value="clouds" table:formula="msoxl:=&quot;clouds&quot;" table:style-name="ce20">
            <text:p>clouds</text:p>
          </table:table-cell>
          <table:table-cell office:value-type="string" office:string-value="white colour" table:formula="msoxl:=&quot;white colour&quot;" table:style-name="ce7">
            <text:p>white colour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office:string-value="snowing" table:formula="msoxl:=&quot;snowing&quot;" table:style-name="ce16">
            <text:p>snowing</text:p>
          </table:table-cell>
          <table:table-cell office:value-type="string" office:string-value="Aries" table:formula="msoxl:=&quot;Aries&quot;" table:style-name="ce18">
            <text:p>Aries</text:p>
          </table:table-cell>
          <table:table-cell office:value-type="string" office:string-value="clowdy" table:formula="msoxl:=&quot;clowdy&quot;" table:style-name="ce20">
            <text:p>clowdy</text:p>
          </table:table-cell>
          <table:table-cell office:value-type="string" office:string-value="white color" table:formula="msoxl:=&quot;white color&quot;" table:style-name="ce7">
            <text:p>white color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office:value-type="string" office:string-value="whiteness" table:formula="msoxl:=&quot;whiteness&quot;" table:style-name="ce7">
            <text:p>whiteness</text:p>
          </table:table-cell>
          <table:table-cell table:number-columns-repeated="16379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Times New Roman" svg:font-family="&quot;Times New Roman&quot;"/>
    <style:font-face style:name="Courier New" svg:font-family="&quot;Courier New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title>Table</dc:title>
    <dc:subject>Game Table</dc:subject>
    <meta:initial-creator>Davor Penzar</meta:initial-creator>
    <dc:creator>Davor Penzar</dc:creator>
    <meta:creation-date>2020-05-05T11:53:53Z</meta:creation-date>
    <dc:date>2020-05-05T12:25:27Z</dc:date>
  </office:meta>
</office:document-meta>
</file>